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_analysis" table:style-name="ta1">
        <table:shapes>
          <draw:frame draw:z-index="0" draw:style-name="gr1" draw:text-style-name="P1" svg:width="6.2988in" svg:height="3.5429in" svg:x="0.0146in" svg:y="1.9598in">
            <draw:object draw:notify-on-update-of-ranges="model_analysis.A2:model_analysis.A11 model_analysis.G2:model_analysis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484in" svg:y="1.9311in">
            <draw:object draw:notify-on-update-of-ranges="model_analysis.A2:model_analysis.A11 model_analysis.K2:model_analysis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triangle count</text:p>
          </table:table-cell>
          <table:table-cell office:value-type="string" calcext:value-type="string">
            <text:p><text:s/>X dimension</text:p>
          </table:table-cell>
          <table:table-cell office:value-type="string" calcext:value-type="string">
            <text:p><text:s/>Y dimension</text:p>
          </table:table-cell>
          <table:table-cell office:value-type="string" calcext:value-type="string">
            <text:p><text:s/>Z dimension</text:p>
          </table:table-cell>
          <table:table-cell office:value-type="string" calcext:value-type="string">
            <text:p><text:s/>triangle area</text:p>
          </table:table-cell>
          <table:table-cell office:value-type="string" calcext:value-type="string">
            <text:p><text:s/>triangle ratio</text:p>
          </table:table-cell>
          <table:table-cell office:value-type="string" calcext:value-type="string">
            <text:p><text:s/>bbox area</text:p>
          </table:table-cell>
          <table:table-cell office:value-type="string" calcext:value-type="string">
            <text:p><text:s/>bbox ratio</text:p>
          </table:table-cell>
          <table:table-cell office:value-type="string" calcext:value-type="string">
            <text:p>total tri</text:p>
          </table:table-cell>
          <table:table-cell office:value-type="string" calcext:value-type="string">
            <text:p>tri/bbox ratio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5020" calcext:value-type="float">
            <text:p>5020</text:p>
          </table:table-cell>
          <table:table-cell office:value-type="float" office:value="76.1320037841797" calcext:value-type="float">
            <text:p>76.1320037841797</text:p>
          </table:table-cell>
          <table:table-cell office:value-type="float" office:value="50.9980010986328" calcext:value-type="float">
            <text:p>50.9980010986328</text:p>
          </table:table-cell>
          <table:table-cell office:value-type="float" office:value="93.0299987792969" calcext:value-type="float">
            <text:p>93.0299987792969</text:p>
          </table:table-cell>
          <table:table-cell office:value-type="float" office:value="1.68333860316062" calcext:value-type="float">
            <text:p>1.68333860316062</text:p>
          </table:table-cell>
          <table:table-cell office:value-type="float" office:value="0.000433561857755965" calcext:value-type="float">
            <text:p>0.000433561857756</text:p>
          </table:table-cell>
          <table:table-cell office:value-type="float" office:value="7.70619498631654" calcext:value-type="float">
            <text:p>7.70619498631654</text:p>
          </table:table-cell>
          <table:table-cell office:value-type="float" office:value="0.0019848129236886" calcext:value-type="float">
            <text:p>0.001984812923689</text:p>
          </table:table-cell>
          <table:table-cell/>
          <table:table-cell table:formula="of:=[.F2]/[.H2]" office:value-type="float" office:value="0.218439658761507" calcext:value-type="float">
            <text:p>0.21843965876150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9905" calcext:value-type="float">
            <text:p>9905</text:p>
          </table:table-cell>
          <table:table-cell office:value-type="float" office:value="22.2530193328857" calcext:value-type="float">
            <text:p>22.2530193328857</text:p>
          </table:table-cell>
          <table:table-cell office:value-type="float" office:value="22.2329998016357" calcext:value-type="float">
            <text:p>22.2329998016357</text:p>
          </table:table-cell>
          <table:table-cell office:value-type="float" office:value="8.53384304046631" calcext:value-type="float">
            <text:p>8.53384304046631</text:p>
          </table:table-cell>
          <table:table-cell office:value-type="float" office:value="0.0780201599223751" calcext:value-type="float">
            <text:p>0.078020159922375</text:p>
          </table:table-cell>
          <table:table-cell office:value-type="float" office:value="0.000157695691123262" calcext:value-type="float">
            <text:p>0.000157695691123</text:p>
          </table:table-cell>
          <table:table-cell office:value-type="float" office:value="0.937915374474924" calcext:value-type="float">
            <text:p>0.937915374474924</text:p>
          </table:table-cell>
          <table:table-cell office:value-type="float" office:value="0.00189573071037168" calcext:value-type="float">
            <text:p>0.001895730710372</text:p>
          </table:table-cell>
          <table:table-cell table:formula="of:=[.F3]*[.B3]" office:value-type="float" office:value="772.789684031125" calcext:value-type="float">
            <text:p>772.789684031125</text:p>
          </table:table-cell>
          <table:table-cell table:formula="of:=[.F3]/[.H3]" office:value-type="float" office:value="0.0831846476192517" calcext:value-type="float">
            <text:p>0.083184647619252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float" office:value="39890" calcext:value-type="float">
            <text:p>39890</text:p>
          </table:table-cell>
          <table:table-cell office:value-type="float" office:value="50.2964286804199" calcext:value-type="float">
            <text:p>50.2964286804199</text:p>
          </table:table-cell>
          <table:table-cell office:value-type="float" office:value="62.3703346252441" calcext:value-type="float">
            <text:p>62.3703346252441</text:p>
          </table:table-cell>
          <table:table-cell office:value-type="float" office:value="90.8997116088867" calcext:value-type="float">
            <text:p>90.8997116088867</text:p>
          </table:table-cell>
          <table:table-cell office:value-type="float" office:value="0.179941696329443" calcext:value-type="float">
            <text:p>0.179941696329443</text:p>
          </table:table-cell>
          <table:table-cell office:value-type="float" office:value="0.000057360983270525" calcext:value-type="float">
            <text:p>5.7360983270525E-05</text:p>
          </table:table-cell>
          <table:table-cell office:value-type="float" office:value="0.576098955453467" calcext:value-type="float">
            <text:p>0.576098955453467</text:p>
          </table:table-cell>
          <table:table-cell office:value-type="float" office:value="0.000183646165508145" calcext:value-type="float">
            <text:p>0.000183646165508</text:p>
          </table:table-cell>
          <table:table-cell table:formula="of:=[.F4]*[.B4]" office:value-type="float" office:value="7177.87426658148" calcext:value-type="float">
            <text:p>7177.87426658148</text:p>
          </table:table-cell>
          <table:table-cell table:formula="of:=[.F4]/[.H4]" office:value-type="float" office:value="0.312345118188601" calcext:value-type="float">
            <text:p>0.312345118188601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69664" calcext:value-type="float">
            <text:p>69664</text:p>
          </table:table-cell>
          <table:table-cell office:value-type="float" office:value="86.3580780029297" calcext:value-type="float">
            <text:p>86.3580780029297</text:p>
          </table:table-cell>
          <table:table-cell office:value-type="float" office:value="66.9311599731445" calcext:value-type="float">
            <text:p>66.9311599731445</text:p>
          </table:table-cell>
          <table:table-cell office:value-type="float" office:value="85.6007690429687" calcext:value-type="float">
            <text:p>85.6007690429687</text:p>
          </table:table-cell>
          <table:table-cell office:value-type="float" office:value="0.126968393582719" calcext:value-type="float">
            <text:p>0.126968393582719</text:p>
          </table:table-cell>
          <table:table-cell office:value-type="float" office:value="0.0000219666740109889" calcext:value-type="float">
            <text:p>2.19666740109889E-05</text:p>
          </table:table-cell>
          <table:table-cell office:value-type="float" office:value="0.320612590103523" calcext:value-type="float">
            <text:p>0.320612590103523</text:p>
          </table:table-cell>
          <table:table-cell office:value-type="float" office:value="0.0000554688615953432" calcext:value-type="float">
            <text:p>5.54688615953432E-05</text:p>
          </table:table-cell>
          <table:table-cell table:formula="of:=[.F5]*[.B5]" office:value-type="float" office:value="8845.12617054654" calcext:value-type="float">
            <text:p>8845.12617054654</text:p>
          </table:table-cell>
          <table:table-cell table:formula="of:=[.F5]/[.H5]" office:value-type="float" office:value="0.396018115014516" calcext:value-type="float">
            <text:p>0.396018115014516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float" office:value="71664" calcext:value-type="float">
            <text:p>71664</text:p>
          </table:table-cell>
          <table:table-cell office:value-type="float" office:value="76.0408020019531" calcext:value-type="float">
            <text:p>76.0408020019531</text:p>
          </table:table-cell>
          <table:table-cell office:value-type="float" office:value="59.6437797546387" calcext:value-type="float">
            <text:p>59.6437797546387</text:p>
          </table:table-cell>
          <table:table-cell office:value-type="float" office:value="97.8896789550781" calcext:value-type="float">
            <text:p>97.8896789550781</text:p>
          </table:table-cell>
          <table:table-cell office:value-type="float" office:value="0.114459829561757" calcext:value-type="float">
            <text:p>0.114459829561757</text:p>
          </table:table-cell>
          <table:table-cell office:value-type="float" office:value="0.0000252372045849914" calcext:value-type="float">
            <text:p>2.52372045849914E-05</text:p>
          </table:table-cell>
          <table:table-cell office:value-type="float" office:value="0.719104507758305" calcext:value-type="float">
            <text:p>0.719104507758305</text:p>
          </table:table-cell>
          <table:table-cell office:value-type="float" office:value="0.000158555081287222" calcext:value-type="float">
            <text:p>0.000158555081287</text:p>
          </table:table-cell>
          <table:table-cell table:formula="of:=[.F6]*[.B6]" office:value-type="float" office:value="8202.64922571375" calcext:value-type="float">
            <text:p>8202.64922571375</text:p>
          </table:table-cell>
          <table:table-cell table:formula="of:=[.F6]/[.H6]" office:value-type="float" office:value="0.159169951414388" calcext:value-type="float">
            <text:p>0.159169951414388</text:p>
          </table:table-cell>
        </table:table-row>
        <table:table-row table:style-name="ro1">
          <table:table-cell office:value-type="string" calcext:value-type="string">
            <text:p>tweel</text:p>
          </table:table-cell>
          <table:table-cell office:value-type="float" office:value="565108" calcext:value-type="float">
            <text:p>565108</text:p>
          </table:table-cell>
          <table:table-cell office:value-type="float" office:value="101.746185302734" calcext:value-type="float">
            <text:p>101.746185302734</text:p>
          </table:table-cell>
          <table:table-cell office:value-type="float" office:value="21.990177154541" calcext:value-type="float">
            <text:p>21.990177154541</text:p>
          </table:table-cell>
          <table:table-cell office:value-type="float" office:value="101.751892089844" calcext:value-type="float">
            <text:p>101.751892089844</text:p>
          </table:table-cell>
          <table:table-cell office:value-type="float" office:value="0.0536598328698355" calcext:value-type="float">
            <text:p>0.053659832869836</text:p>
          </table:table-cell>
          <table:table-cell office:value-type="float" office:value="0.0000239829417194678" calcext:value-type="float">
            <text:p>2.39829417194678E-05</text:p>
          </table:table-cell>
          <table:table-cell office:value-type="float" office:value="0.123582417393016" calcext:value-type="float">
            <text:p>0.123582417393016</text:p>
          </table:table-cell>
          <table:table-cell office:value-type="float" office:value="0.0000552344231313059" calcext:value-type="float">
            <text:p>5.52344231313059E-05</text:p>
          </table:table-cell>
          <table:table-cell table:formula="of:=[.F7]*[.B7]" office:value-type="float" office:value="30323.600833407" calcext:value-type="float">
            <text:p>30323.600833407</text:p>
          </table:table-cell>
          <table:table-cell table:formula="of:=[.F7]/[.H7]" office:value-type="float" office:value="0.434202809766917" calcext:value-type="float">
            <text:p>0.43420280976691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082896" calcext:value-type="float">
            <text:p>1082896</text:p>
          </table:table-cell>
          <table:table-cell office:value-type="float" office:value="127.101608276367" calcext:value-type="float">
            <text:p>127.101608276367</text:p>
          </table:table-cell>
          <table:table-cell office:value-type="float" office:value="115.417602539063" calcext:value-type="float">
            <text:p>115.417602539063</text:p>
          </table:table-cell>
          <table:table-cell office:value-type="float" office:value="114.046005249023" calcext:value-type="float">
            <text:p>114.046005249023</text:p>
          </table:table-cell>
          <table:table-cell office:value-type="float" office:value="0.0716314142731052" calcext:value-type="float">
            <text:p>0.071631414273105</text:p>
          </table:table-cell>
          <table:table-cell office:value-type="float" office:value="0.00000488292924238295" calcext:value-type="float">
            <text:p>4.88292924238295E-06</text:p>
          </table:table-cell>
          <table:table-cell office:value-type="float" office:value="0.22401228517753" calcext:value-type="float">
            <text:p>0.22401228517753</text:p>
          </table:table-cell>
          <table:table-cell office:value-type="float" office:value="0.0000152703412189515" calcext:value-type="float">
            <text:p>1.52703412189515E-05</text:p>
          </table:table-cell>
          <table:table-cell table:formula="of:=[.F8]*[.B8]" office:value-type="float" office:value="77569.3719906885" calcext:value-type="float">
            <text:p>77569.3719906885</text:p>
          </table:table-cell>
          <table:table-cell table:formula="of:=[.F8]/[.H8]" office:value-type="float" office:value="0.319765562037534" calcext:value-type="float">
            <text:p>0.319765562037534</text:p>
          </table:table-cell>
        </table:table-row>
        <table:table-row table:style-name="ro1">
          <table:table-cell office:value-type="string" calcext:value-type="string">
            <text:p>possum</text:p>
          </table:table-cell>
          <table:table-cell office:value-type="float" office:value="1293386" calcext:value-type="float">
            <text:p>1293386</text:p>
          </table:table-cell>
          <table:table-cell office:value-type="float" office:value="65.0660018920898" calcext:value-type="float">
            <text:p>65.0660018920898</text:p>
          </table:table-cell>
          <table:table-cell office:value-type="float" office:value="67.8040008544922" calcext:value-type="float">
            <text:p>67.8040008544922</text:p>
          </table:table-cell>
          <table:table-cell office:value-type="float" office:value="65.120002746582" calcext:value-type="float">
            <text:p>65.120002746582</text:p>
          </table:table-cell>
          <table:table-cell office:value-type="float" office:value="0.00266878300662201" calcext:value-type="float">
            <text:p>0.002668783006622</text:p>
          </table:table-cell>
          <table:table-cell office:value-type="float" office:value="0.000000604928187360884" calcext:value-type="float">
            <text:p>6.04928187360884E-07</text:p>
          </table:table-cell>
          <table:table-cell office:value-type="float" office:value="0.0189709943120995" calcext:value-type="float">
            <text:p>0.0189709943121</text:p>
          </table:table-cell>
          <table:table-cell office:value-type="float" office:value="0.00000430012075660575" calcext:value-type="float">
            <text:p>4.30012075660575E-06</text:p>
          </table:table-cell>
          <table:table-cell table:formula="of:=[.F9]*[.B9]" office:value-type="float" office:value="3451.76657780282" calcext:value-type="float">
            <text:p>3451.76657780282</text:p>
          </table:table-cell>
          <table:table-cell table:formula="of:=[.F9]/[.H9]" office:value-type="float" office:value="0.140677023181641" calcext:value-type="float">
            <text:p>0.140677023181641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float" office:value="1660268" calcext:value-type="float">
            <text:p>1660268</text:p>
          </table:table-cell>
          <table:table-cell office:value-type="float" office:value="86.0358428955078" calcext:value-type="float">
            <text:p>86.0358428955078</text:p>
          </table:table-cell>
          <table:table-cell office:value-type="float" office:value="85.4262924194336" calcext:value-type="float">
            <text:p>85.4262924194336</text:p>
          </table:table-cell>
          <table:table-cell office:value-type="float" office:value="122.878112792969" calcext:value-type="float">
            <text:p>122.878112792969</text:p>
          </table:table-cell>
          <table:table-cell office:value-type="float" office:value="0.0104306206325707" calcext:value-type="float">
            <text:p>0.010430620632571</text:p>
          </table:table-cell>
          <table:table-cell office:value-type="float" office:value="0.00000141918552956541" calcext:value-type="float">
            <text:p>1.41918552956541E-06</text:p>
          </table:table-cell>
          <table:table-cell office:value-type="float" office:value="0.0279147440893171" calcext:value-type="float">
            <text:p>0.027914744089317</text:p>
          </table:table-cell>
          <table:table-cell office:value-type="float" office:value="0.00000379806746583947" calcext:value-type="float">
            <text:p>3.79806746583947E-06</text:p>
          </table:table-cell>
          <table:table-cell table:formula="of:=[.F10]*[.B10]" office:value-type="float" office:value="17317.6256563969" calcext:value-type="float">
            <text:p>17317.6256563969</text:p>
          </table:table-cell>
          <table:table-cell table:formula="of:=[.F10]/[.H10]" office:value-type="float" office:value="0.373659905288635" calcext:value-type="float">
            <text:p>0.37365990528863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2336382" calcext:value-type="float">
            <text:p>2336382</text:p>
          </table:table-cell>
          <table:table-cell office:value-type="float" office:value="112.062965393066" calcext:value-type="float">
            <text:p>112.062965393066</text:p>
          </table:table-cell>
          <table:table-cell office:value-type="float" office:value="99.3449249267578" calcext:value-type="float">
            <text:p>99.3449249267578</text:p>
          </table:table-cell>
          <table:table-cell office:value-type="float" office:value="123.39771270752" calcext:value-type="float">
            <text:p>123.39771270752</text:p>
          </table:table-cell>
          <table:table-cell office:value-type="float" office:value="0.0243485056335574" calcext:value-type="float">
            <text:p>0.024348505633557</text:p>
          </table:table-cell>
          <table:table-cell office:value-type="float" office:value="0.0000021870792263644" calcext:value-type="float">
            <text:p>2.1870792263644E-06</text:p>
          </table:table-cell>
          <table:table-cell office:value-type="float" office:value="0.254122800292819" calcext:value-type="float">
            <text:p>0.254122800292819</text:p>
          </table:table-cell>
          <table:table-cell office:value-type="float" office:value="0.0000228263165645772" calcext:value-type="float">
            <text:p>2.28263165645772E-05</text:p>
          </table:table-cell>
          <table:table-cell table:formula="of:=[.F11]*[.B11]" office:value-type="float" office:value="56887.4102891421" calcext:value-type="float">
            <text:p>56887.4102891421</text:p>
          </table:table-cell>
          <table:table-cell table:formula="of:=[.F11]/[.H11]" office:value-type="float" office:value="0.0958139356464719" calcext:value-type="float">
            <text:p>0.095813935646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2:02:13.50170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22:11:13.502093206</dc:date>
    <meta:editing-duration>PT28M24S</meta:editing-duration>
    <meta:editing-cycles>5</meta:editing-cycles>
    <meta:generator>LibreOffice/6.4.7.2$Linux_X86_64 LibreOffice_project/40$Build-2</meta:generator>
    <meta:document-statistic meta:table-count="1" meta:cell-count="1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35cm" svg:y="0.316cm" chart:style-name="ch2">
          <text:p>PPS Work Efficiency</text:p>
        </chart:title>
        <chart:subtitle svg:x="4.984cm" svg:y="1.302cm" chart:style-name="ch3">
          <text:p>Average Triangle/Layer Area Ratio</text:p>
        </chart:subtitle>
        <chart:plot-area chart:style-name="ch4" table:cell-range-address="model_analysis.A2:model_analysis.A11 model_analysis.G2:model_analysis.G11" chart:data-source-has-labels="column" svg:x="0.32cm" svg:y="2.155cm" svg:width="15.36cm" svg:height="6.665cm">
          <chartooo:coordinate-region svg:x="1.841cm" svg:y="2.35cm" svg:width="13.839cm" svg:height="5.831cm"/>
          <chart:axis chart:dimension="x" chart:name="primary-x" chart:style-name="ch5" chartooo:axis-type="auto">
            <chartooo:date-scale/>
            <chart:categories table:cell-range-address="model_analysis.A2:model_analysi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el_analysis.G2:model_analysis.G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model_analysis.A2:model_analysis.A11</svg:desc>
                </draw:g>
              </table:table-cell>
              <table:table-cell office:value-type="float" office:value="0.000433561857755965">
                <text:p>0.000433561857755965</text:p>
                <draw:g>
                  <svg:desc>model_analysis.G2:model_analysis.G11</svg:desc>
                </draw:g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0.000157695691123262">
                <text:p>0.000157695691123262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000057360983270525">
                <text:p>0.000057360983270525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0000219666740109889">
                <text:p>0.0000219666740109889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0000252372045849914">
                <text:p>0.0000252372045849914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0000239829417194678">
                <text:p>0.0000239829417194678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00000488292924238295">
                <text:p>0.00000488292924238295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00000604928187360884">
                <text:p>0.000000604928187360884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0000141918552956541">
                <text:p>0.00000141918552956541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000021870792263644">
                <text:p>0.0000021870792263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Bbox Work Efficiency</text:p>
        </chart:title>
        <chart:subtitle svg:x="5.019cm" svg:y="1.302cm" chart:style-name="ch3">
          <text:p>Average Triangle/Bbox Area Ratio</text:p>
        </chart:subtitle>
        <chart:plot-area chart:style-name="ch4" table:cell-range-address="model_analysis.A2:model_analysis.A11 model_analysis.K2:model_analysis.K11" chart:data-source-has-labels="column" svg:x="0.32cm" svg:y="2.155cm" svg:width="15.36cm" svg:height="6.665cm">
          <chartooo:coordinate-region svg:x="1.259cm" svg:y="2.35cm" svg:width="14.421cm" svg:height="5.831cm"/>
          <chart:axis chart:dimension="x" chart:name="primary-x" chart:style-name="ch5" chartooo:axis-type="auto">
            <chartooo:date-scale/>
            <chart:categories table:cell-range-address="model_analysis.A2:model_analysi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el_analysis.K2:model_analysis.K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model_analysis.A2:model_analysis.A11</svg:desc>
                </draw:g>
              </table:table-cell>
              <table:table-cell office:value-type="float" office:value="0.218439658761507">
                <text:p>0.218439658761507</text:p>
                <draw:g>
                  <svg:desc>model_analysis.K2:model_analysis.K11</svg:desc>
                </draw:g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0.0831846476192517">
                <text:p>0.0831846476192517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312345118188601">
                <text:p>0.312345118188601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396018115014516">
                <text:p>0.396018115014516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159169951414388">
                <text:p>0.159169951414388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434202809766917">
                <text:p>0.434202809766917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319765562037534">
                <text:p>0.319765562037534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140677023181641">
                <text:p>0.140677023181641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373659905288635">
                <text:p>0.373659905288635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958139356464719">
                <text:p>0.0958139356464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